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C42F8666A6BA9186.png" manifest:media-type="image/png"/>
  <manifest:file-entry manifest:full-path="Pictures/1000000100000280000001E0CC2C46AFA8D980E5.png" manifest:media-type="image/png"/>
  <manifest:file-entry manifest:full-path="Pictures/1000000100000280000001E00AE9227EEEBAD5E2.png" manifest:media-type="image/png"/>
  <manifest:file-entry manifest:full-path="Pictures/1000000100000280000001E0F5031938663533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2cm"/>
    </style:style>
    <style:style style:name="gr3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1.915cm"/>
    </style:style>
    <style:style style:name="gr4" style:family="graphic" style:parent-style-name="standard">
      <style:graphic-properties draw:fill-color="#3465a4" draw:opacity="54%" draw:textarea-horizontal-align="justify" draw:textarea-vertical-align="middle" draw:auto-grow-height="false" fo:min-height="2.75cm" fo:min-width="3.801cm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195cm, 1.177cm, 0cm, 0.078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195cm, 1.178cm, 0cm, 0.377cm)" draw:image-opacity="100%" style:mirror="non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195cm, 1.457cm, 0.096cm, 0.377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195cm, 1.27cm, 0cm, 0.377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 draw:opacity="54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g>
            <draw:g>
              <draw:g>
                <draw:g>
                  <draw:custom-shape draw:style-name="gr1" draw:text-style-name="P1" draw:layer="layout" svg:width="0.307cm" svg:height="3cm" svg:x="8.585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8.892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9.198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9.505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9.812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0.119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0.425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0.732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g>
              <draw:g>
                <draw:g>
                  <draw:custom-shape draw:style-name="gr1" draw:text-style-name="P1" draw:layer="layout" svg:width="0.307cm" svg:height="3cm" svg:x="11.046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1.353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1.659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1.966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12.273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2.58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2.886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3.193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2" draw:text-style-name="P2" draw:layer="layout" svg:width="2.5cm" svg:height="3cm" svg:x="8.585cm" svg:y="6.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g>
                <draw:g>
                  <draw:custom-shape draw:style-name="gr1" draw:text-style-name="P1" draw:layer="layout" svg:width="0.307cm" svg:height="3cm" svg:x="22.385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2.692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2.998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3.305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23.612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3.919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4.225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4.532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g>
              <draw:g>
                <draw:g>
                  <draw:custom-shape draw:style-name="gr1" draw:text-style-name="P1" draw:layer="layout" svg:width="0.307cm" svg:height="3cm" svg:x="24.846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5.153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5.459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5.766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26.073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6.38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6.686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6.993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2" draw:text-style-name="P2" draw:layer="layout" svg:width="2.5cm" svg:height="3cm" svg:x="23.612cm" svg:y="0.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g>
                <draw:g>
                  <draw:custom-shape draw:style-name="gr1" draw:text-style-name="P1" draw:layer="layout" svg:width="0.307cm" svg:height="3cm" svg:x="22.5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2.807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3.113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3.42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23.727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4.034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4.34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4.647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g>
              <draw:g>
                <draw:g>
                  <draw:custom-shape draw:style-name="gr1" draw:text-style-name="P1" draw:layer="layout" svg:width="0.307cm" svg:height="3cm" svg:x="24.961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5.268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5.574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5.881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26.188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6.495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26.801cm" svg:y="6.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27.108cm" svg:y="6.9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3" draw:text-style-name="P2" draw:layer="layout" svg:width="2.415cm" svg:height="3cm" svg:x="25cm" svg:y="6.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g>
                <draw:g>
                  <draw:custom-shape draw:style-name="gr1" draw:text-style-name="P1" draw:layer="layout" svg:width="0.307cm" svg:height="3cm" svg:x="8.56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8.867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9.173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9.48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9.787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0.094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0.4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0.707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  <draw:g>
              <draw:g>
                <draw:g>
                  <draw:custom-shape draw:style-name="gr1" draw:text-style-name="P1" draw:layer="layout" svg:width="0.307cm" svg:height="3cm" svg:x="11.021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1.328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1.634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1.941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g>
                  <draw:custom-shape draw:style-name="gr1" draw:text-style-name="P1" draw:layer="layout" svg:width="0.307cm" svg:height="3cm" svg:x="12.248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2.555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" draw:text-style-name="P1" draw:layer="layout" svg:width="0.307cm" svg:height="3cm" svg:x="12.861cm" svg:y="0.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" draw:text-style-name="P1" draw:layer="layout" svg:width="0.307cm" svg:height="3cm" svg:x="13.168cm" svg:y="0.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custom-shape draw:style-name="gr4" draw:text-style-name="P2" draw:layer="layout" svg:width="4.301cm" svg:height="3cm" svg:x="8.867cm" svg:y="0.8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" draw:layer="layout" svg:width="7.905cm" svg:height="5.795cm" svg:x="0.595cm" svg:y="0.705cm">
          <draw:image xlink:href="Pictures/1000000100000280000001E0F503193866353382.png" xlink:type="simple" xlink:show="embed" xlink:actuate="onLoad" draw:mime-type="image/png">
            <text:p/>
          </draw:image>
        </draw:frame>
        <draw:frame draw:style-name="gr6" draw:text-style-name="P3" draw:layer="layout" svg:width="7.905cm" svg:height="5.913cm" svg:x="0.595cm" svg:y="6.722cm">
          <draw:image xlink:href="Pictures/1000000100000280000001E0CC2C46AFA8D980E5.png" xlink:type="simple" xlink:show="embed" xlink:actuate="onLoad" draw:mime-type="image/png">
            <text:p/>
          </draw:image>
        </draw:frame>
        <draw:frame draw:style-name="gr7" draw:text-style-name="P3" draw:layer="layout" svg:width="7.832cm" svg:height="5.92cm" svg:x="14.368cm" svg:y="0.7cm">
          <draw:image xlink:href="Pictures/1000000100000280000001E00AE9227EEEBAD5E2.png" xlink:type="simple" xlink:show="embed" xlink:actuate="onLoad" draw:mime-type="image/png">
            <text:p/>
          </draw:image>
        </draw:frame>
        <draw:frame draw:style-name="gr8" draw:text-style-name="P3" draw:layer="layout" svg:width="8cm" svg:height="6.022cm" svg:x="14.4cm" svg:y="6.722cm">
          <draw:image xlink:href="Pictures/1000000100000280000001E0C42F8666A6BA918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9T16:11:42.811715759</meta:creation-date>
    <dc:date>2024-10-29T23:11:47.556919716</dc:date>
    <meta:editing-duration>PT17M36S</meta:editing-duration>
    <meta:editing-cycles>2</meta:editing-cycles>
    <meta:generator>LibreOffice/7.3.7.2$Linux_X86_64 LibreOffice_project/30$Build-2</meta:generator>
    <meta:document-statistic meta:object-count="159"/>
  </office:meta>
</office:document-meta>
</file>